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Iteration 4</text:p>
      <text:p text:style-name="Standard"/>
      <text:p text:style-name="Standard">Iteration 4 is our final iteration, and therefore by the end of it we expect to have a finished product. We have already implemented most of the required features, and therefore this final iteration will consist largely of polishing our project and ensuring that all of our features work correctly, securely, and efficiently. Therefore, we aim to complete the following list of tasks by the end of iteration 4.</text:p>
      <text:p text:style-name="Standard"/>
      <text:list xml:id="list4603125201525415770" text:style-name="L1">
        <text:list-item>
          <text:p text:style-name="P2">Implement automated test scripts: The final feature of our system which has yet to be realized are automated tests scripts, which the administrator may run in order to simulate various occurrences in the simulation. We have already began planning for how this should be implemented.</text:p>
        </text:list-item>
        <text:list-item>
          <text:p text:style-name="P2">Update CSS: Although we believe that our current CSS suffices, there are many tools out there, such as keyframes, which allow for a much more appealing view for a web page. Therefore we plan to complete an overhaul of the design of the web page. Sketches of what this design shall look like can be seen in the “view mockups” documentation folder. As well, we have began constructing some of these HTML pages out of this design, which can be seen in the “index.html” under the folder “Noah Testing”. After seeing that this look appeared satisfactory, we began to implement this css with our application, which can be seen in “test.css”, although this is not currently used in our application for this iteration. </text:p>
        </text:list-item>
        <text:list-item>
          <text:p text:style-name="P2">Administrator and user distinction: currently, there is no distinction between an administrator and a user. In iteration 4 we plan to make this distinction. To do this, we will specify a “administrator token” which is attached to the user who created the simulation, and which allows that user to perform administrative actions. Included in this, we will only allow a user to move the device which they control in the topology.</text:p>
        </text:list-item>
        <text:list-item>
          <text:p text:style-name="P2">Allow network creation within the network topology. Currently to create a new network, one must go in to the “device” page and create a network from within there. This will be refined in iteration 4 in order to allow us to create networks from the same page in which you are viewing topolo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5-03-14T20:54:27.46</meta:creation-date>
    <dc:date>2015-03-17T00:06:37.42</dc:date>
    <dc:creator>Noah Fleming</dc:creator>
    <meta:editing-duration>P2DT3H12M10S</meta:editing-duration>
    <meta:editing-cycles>2</meta:editing-cycles>
    <meta:generator>OpenOffice/4.0.1$Win32 OpenOffice.org_project/401m5$Build-9714</meta:generator>
    <meta:document-statistic meta:table-count="0" meta:image-count="0" meta:object-count="0" meta:page-count="1" meta:paragraph-count="6" meta:word-count="369" meta:character-count="2154"/>
  </office:meta>
</office:document-meta>
</file>